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3.5903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3.5903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0.8pt solid #000000" fo:border-bottom="none"/>
    </style:style>
    <style:style style:name="Table13.A2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Frame_20_contents">
      <style:paragraph-properties fo:text-align="center" style:justify-single-word="false"/>
      <style:text-properties fo:font-size="12pt" fo:font-weight="bold" officeooo:paragraph-rsid="006a3eb9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margin-top="0in" fo:margin-bottom="0in" style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weight="normal" officeooo:paragraph-rsid="0015ebe2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3in" style:type="right"/>
        </style:tab-stops>
      </style:paragraph-properties>
      <style:text-properties fo:language="en" fo:country="US" fo:font-weight="bold" officeooo:paragraph-rsid="0015ebe2" style:language-asian="en" style:country-asian="US" style:font-weight-asian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language="en" fo:country="US" fo:font-style="italic" officeooo:paragraph-rsid="0015ebe2" style:language-asian="en" style:country-asian="US" style:font-style-asian="italic"/>
    </style:style>
    <style:style style:name="P8" style:family="paragraph" style:parent-style-name="Standard">
      <style:text-properties officeooo:paragraph-rsid="0015ebe2"/>
    </style:style>
    <style:style style:name="P9" style:family="paragraph" style:parent-style-name="Standard">
      <style:paragraph-properties fo:margin-top="0.0799in" fo:margin-bottom="0in" style:contextual-spacing="false" fo:text-align="center" style:justify-single-word="false"/>
      <style:text-properties fo:color="#cc0000" loext:opacity="100%" fo:font-weight="bold" officeooo:paragraph-rsid="0015ebe2" style:font-weight-asian="bold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5df58c" officeooo:paragraph-rsid="005df58c" style:font-size-asian="18pt" style:font-weight-asian="bold" style:font-size-complex="18pt" style:font-weight-complex="bold"/>
    </style:style>
    <style:style style:name="P12" style:family="paragraph" style:parent-style-name="DirectoryEntry">
      <style:text-properties officeooo:paragraph-rsid="005f15d3"/>
    </style:style>
    <style:style style:name="P13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df58c"/>
    </style:style>
    <style:style style:name="T3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60292a" style:font-style-asian="italic" style:font-weight-asian="bold" style:font-style-complex="italic" style:font-weight-complex="bold"/>
    </style:style>
    <style:style style:name="T5" style:family="text">
      <style:text-properties officeooo:rsid="005f15d3"/>
    </style:style>
    <style:style style:name="T6" style:family="text">
      <style:text-properties officeooo:rsid="0060292a"/>
    </style:style>
    <style:style style:name="T7" style:family="text">
      <style:text-properties officeooo:rsid="00609eeb"/>
    </style:style>
    <style:style style:name="T8" style:family="text">
      <style:text-properties officeooo:rsid="0065d911"/>
    </style:style>
    <style:style style:name="T9" style:family="text">
      <style:text-properties officeooo:rsid="006662aa"/>
    </style:style>
    <style:style style:name="T10" style:family="text">
      <style:text-properties officeooo:rsid="00673ae9"/>
    </style:style>
    <style:style style:name="T11" style:family="text">
      <style:text-properties officeooo:rsid="00688917"/>
    </style:style>
    <style:style style:name="fr1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2.24pt solid #dddddd"/>
    </style:style>
    <style:style style:name="fr2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text:dont-balance-text-columns="false" style:editable="false">
        <style:columns fo:column-count="2" fo:column-gap="0.2791in">
          <style:column style:rel-width="32767*" fo:start-indent="0in" fo:end-indent="0.1394in"/>
          <style:column style:rel-width="32768*" fo:start-indent="0.139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3" text:anchor-type="page" text:anchor-page-number="1" svg:y="0in" svg:width="3.7736in" draw:z-index="0">
        <draw:text-box fo:min-height="0.8453in">
          <text:p text:style-name="P11">CLUB DIRECTORY</text:p>
          <text:p text:style-name="P10"><text:span text:style-name="T3">{Date:</text:span><text:span text:style-name="T4">mymodif</text:span><text:span text:style-name="T3">}</text:span></text:p>
        </draw:text-box>
      </draw:frame>
      <text:p text:style-name="P13"/>
      <text:p text:style-name="P9">For personal use by members only.</text:p>
      <text:p text:style-name="P5">Do not use for publicity or advertising<text:line-break/>without permission</text:p>
      <text:p text:style-name="P6"/>
      <text:p text:style-name="P7"><draw:frame draw:style-name="fr1" draw:name="Frame2" text:anchor-type="paragraph" svg:x="0.65in" svg:y="0in" svg:width="6in" svg:height="0.578in" draw:z-index="1"><draw:text-box><text:p text:style-name="P3">Send Additions and Corrections to</text:p><text:p text:style-name="P4">{<text:span text:style-name="T2">DatabaseManager:</text:span><text:span text:style-name="T6">nb</text:span>} </text:p></draw:text-box></draw:frame></text:p>
      <text:p text:style-name="P8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DirectoryEntryLarger"><text:span text:style-name="T1">{LAST NAME:nb}, </text:span>{FIRST<text:span text:style-name="T11">_</text:span>NAME:nb<text:span text:style-name="T10">}</text:span><text:tab/>***</text:p>
            </table:table-cell>
          </table:table-row>
          <table:table-row table:style-name="Table13.1">
            <table:table-cell table:style-name="Table13.A2" office:value-type="string">
              <text:p text:style-name="DirectoryEntry">{<text:span text:style-name="T5">Address1</text:span>:<text:span text:style-name="T2">delempty</text:span>}<text:span text:style-name="T9">{</text:span><text:span text:style-name="T7">PROTO-TAG</text:span><text:span text:style-name="T9">}</text:span></text:p>
            </table:table-cell>
          </table:table-row>
          <table:table-row table:style-name="Table13.1">
            <table:table-cell table:style-name="Table13.A2" office:value-type="string">
              <text:p text:style-name="P12">{<text:span text:style-name="T5">Address2</text:span>:<text:span text:style-name="T2">delempty</text:span>}</text:p>
            </table:table-cell>
          </table:table-row>
          <table:table-row table:style-name="Table13.1">
            <table:table-cell table:style-name="Table13.A2" office:value-type="string">
              <text:p text:style-name="DirectoryEntry">{CITY<text:span text:style-name="T5">:</text:span><text:span text:style-name="T8">nb:</text:span><text:span text:style-name="T10">delempty</text:span>}, {STATE:<text:span text:style-name="T10">delempty</text:span>} <text:s text:c="2"/>{ZIP:<text:span text:style-name="T5">delempty</text:span>}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10-14T22:08:36.740263014</dc:date>
    <meta:editing-duration>P1DT7H39M1S</meta:editing-duration>
    <meta:editing-cycles>92</meta:editing-cycles>
    <meta:generator>LibreOffice/7.5.6.2$Linux_X86_64 LibreOffice_project/50$Build-2</meta:generator>
    <meta:document-statistic meta:table-count="1" meta:image-count="0" meta:object-count="0" meta:page-count="1" meta:paragraph-count="14" meta:word-count="37" meta:character-count="314" meta:non-whitespace-character-count="288"/>
  </office:meta>
</office:document-meta>
</file>